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Heading_20_3" style:list-style-name="L2">
      <style:text-properties fo:color="#000000" fo:language="sk" fo:country="SK" fo:background-color="#ff420e"/>
    </style:style>
    <style:style style:name="P4" style:family="paragraph" style:parent-style-name="Heading_20_3" style:list-style-name="L3">
      <style:text-properties fo:color="#000000" fo:language="sk" fo:country="SK" fo:background-color="#ff420e"/>
    </style:style>
    <style:style style:name="P5" style:family="paragraph" style:parent-style-name="Heading_20_3" style:list-style-name="L2">
      <style:text-properties fo:color="#000000" fo:language="sk" fo:country="SK" fo:background-color="#00cc33"/>
    </style:style>
    <style:style style:name="P6" style:family="paragraph" style:parent-style-name="Heading_20_3" style:list-style-name="L2">
      <style:text-properties fo:color="#000000" fo:language="sk" fo:country="SK"/>
    </style:style>
    <style:style style:name="P7" style:family="paragraph" style:parent-style-name="Heading_20_3" style:list-style-name="L3">
      <style:text-properties fo:color="#000000" fo:language="sk" fo:country="SK" fo:background-color="#00cc00"/>
    </style:style>
    <style:style style:name="P8" style:family="paragraph" style:parent-style-name="Heading_20_3" style:list-style-name="L4">
      <style:text-properties fo:color="#000000" fo:language="sk" fo:country="SK" fo:background-color="#00cc00"/>
    </style:style>
    <style:style style:name="P9" style:family="paragraph" style:parent-style-name="Heading_20_3" style:list-style-name="L3">
      <style:text-properties fo:color="#000000" fo:language="sk" fo:country="SK"/>
    </style:style>
    <style:style style:name="P10" style:family="paragraph" style:parent-style-name="Heading_20_3" style:list-style-name="L4">
      <style:text-properties fo:color="#000000" fo:language="sk" fo:country="SK"/>
    </style:style>
    <style:style style:name="P11" style:family="paragraph" style:parent-style-name="Heading_20_3" style:list-style-name="L6">
      <style:text-properties fo:color="#000000"/>
    </style:style>
    <style:style style:name="P12" style:family="paragraph" style:parent-style-name="Heading_20_3" style:list-style-name="L4"/>
    <style:style style:name="P13" style:family="paragraph" style:parent-style-name="Heading_20_3" style:list-style-name="L7"/>
    <style:style style:name="P14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#ff420e"/>
    </style:style>
    <style:style style:name="P15" style:family="paragraph" style:parent-style-name="Heading_20_2">
      <style:text-properties fo:color="#000000"/>
    </style:style>
    <style:style style:name="P16" style:family="paragraph" style:parent-style-name="Heading_20_2">
      <style:text-properties fo:color="#000000" fo:language="sk" fo:country="SK"/>
    </style:style>
    <style:style style:name="P17" style:family="paragraph" style:parent-style-name="Heading_20_1">
      <style:text-properties fo:color="#000000" fo:language="sk" fo:country="SK"/>
    </style:style>
    <style:style style:name="P18" style:family="paragraph" style:parent-style-name="Text_20_body" style:list-style-name="L1">
      <style:text-properties fo:color="#000000" fo:language="sk" fo:country="SK"/>
    </style:style>
    <style:style style:name="P19" style:family="paragraph" style:parent-style-name="Text_20_body" style:list-style-name="L2">
      <style:text-properties fo:color="#000000" fo:language="sk" fo:country="SK"/>
    </style:style>
    <style:style style:name="P20" style:family="paragraph" style:parent-style-name="Text_20_body" style:list-style-name="L3">
      <style:text-properties fo:color="#000000" fo:language="sk" fo:country="SK"/>
    </style:style>
    <style:style style:name="P21" style:family="paragraph" style:parent-style-name="Text_20_body" style:list-style-name="L4">
      <style:text-properties fo:color="#000000" fo:language="sk" fo:country="SK"/>
    </style:style>
    <style:style style:name="P22" style:family="paragraph" style:parent-style-name="Text_20_body" style:list-style-name="L6">
      <style:text-properties fo:color="#000000" fo:language="sk" fo:country="SK"/>
    </style:style>
    <style:style style:name="P23" style:family="paragraph" style:parent-style-name="Text_20_body" style:list-style-name="L7">
      <style:text-properties fo:color="#000000" fo:language="sk" fo:country="SK"/>
    </style:style>
    <style:style style:name="P24" style:family="paragraph" style:parent-style-name="Text_20_body" style:list-style-name="L5">
      <style:text-properties fo:color="#000000"/>
    </style:style>
    <style:style style:name="P25" style:family="paragraph" style:parent-style-name="Text_20_body" style:list-style-name="L6">
      <style:text-properties fo:color="#000000"/>
    </style:style>
    <style:style style:name="P26" style:family="paragraph" style:parent-style-name="Text_20_body" style:list-style-name="L4"/>
    <style:style style:name="P27" style:family="paragraph" style:parent-style-name="Text_20_body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17" text:outline-level="1">Návrh protokolu</text:h>
      <text:list xml:id="list7441990750125348891" text:style-name="L1">
        <text:list-item>
          <text:p text:style-name="P18">Všetky polia, ktoré sú posielané na server, sú posielané ako JSON objekty, rovnako tak odpovede zo serveru sú JSON objekty</text:p>
        </text:list-item>
        <text:list-item>
          <text:p text:style-name="P18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18">Najčastejšie odpovede</text:p>
          <text:list>
            <text:list-item>
              <text:p text:style-name="P18">Požiadavka bola vykonaná a nenastali žiadne problémy – ďalej ako „OK“</text:p>
              <text:list>
                <text:list-item>
                  <text:p text:style-name="P18">odpoveď sa posiela v prípade, že požiadavka bola úspešne vykonaná</text:p>
                </text:list-item>
                <text:list-item>
                  <text:p text:style-name="P18">kód 0</text:p>
                </text:list-item>
              </text:list>
            </text:list-item>
            <text:list-item>
              <text:p text:style-name="P18">Chýbajúci povinný parameter/parametre, alebo chybný tvar parametru/parametrov – ďalej ako „Parameter error“</text:p>
              <text:list>
                <text:list-item>
                  <text:p text:style-name="P18">odpoveď sa posiela v prípade ak v požiadavke chýba povinný parameter, napríklad používateľské meno pri registrácií</text:p>
                </text:list-item>
                <text:list-item>
                  <text:p text:style-name="P18">kód 1</text:p>
                </text:list-item>
              </text:list>
            </text:list-item>
            <text:list-item>
              <text:p text:style-name="P18">Duplicita parametrov – ďalej ako „Duplicity“</text:p>
              <text:list>
                <text:list-item>
                  <text:p text:style-name="P18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18">kód 2</text:p>
                </text:list-item>
              </text:list>
            </text:list-item>
            <text:list-item>
              <text:p text:style-name="P18">Užívateľ nemá právo vykonať požadovanú operáciu – ďalej ako „Denied“</text:p>
              <text:list>
                <text:list-item>
                  <text:p text:style-name="P18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18">táto odpoveď sa posiela vždy, ak sa snaží neprihlásený používateľ vykonať akciu inú ako prihlásenie, odhlásenie alebo registráciu</text:p>
                </text:list-item>
                <text:list-item>
                  <text:p text:style-name="P18">kód 3</text:p>
                </text:list-item>
              </text:list>
            </text:list-item>
            <text:list-item>
              <text:p text:style-name="P18">Chýbajúci záznam v databáze – ďalej ako „Missing entry“</text:p>
              <text:list>
                <text:list-item>
                  <text:p text:style-name="P18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18">kód 4</text:p>
                </text:list-item>
              </text:list>
            </text:list-item>
          </text:list>
        </text:list-item>
      </text:list>
      <text:h text:style-name="P16" text:outline-level="2"><text:soft-page-break/>Manažment užívateľov</text:h>
      <text:list xml:id="list9060708938104568830" text:style-name="L2">
        <text:list-item>
          <text:list>
            <text:list-item>
              <text:list>
                <text:list-item>
                  <text:h text:style-name="P3" text:outline-level="3">Vytvorenie užívateľa</text:h>
                  <text:list>
                    <text:list-item>
                      <text:p text:style-name="P19">link: …/users/new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9">povinné polia</text:p>
                      <text:list>
                        <text:list-item>
                          <text:p text:style-name="P19">používateľské meno - unikátne</text:p>
                        </text:list-item>
                        <text:list-item>
                          <text:p text:style-name="P19">heslo</text:p>
                        </text:list-item>
                        <text:list-item>
                          <text:p text:style-name="P19">e-mail - unikátny</text:p>
                        </text:list-item>
                      </text:list>
                    </text:list-item>
                    <text:list-item>
                      <text:p text:style-name="P19">nepovinné polia</text:p>
                      <text:list>
                        <text:list-item>
                          <text:p text:style-name="P19">meno</text:p>
                        </text:list-item>
                        <text:list-item>
                          <text:p text:style-name="P19">poznámka</text:p>
                        </text:list-item>
                        <text:list-item>
                          <text:p text:style-name="P19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Duplicity – v prípade existencie e-mailu respektíve používateľského mena</text:p>
                        </text:list-item>
                        <text:list-item>
                          <text:p text:style-name="P19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Prihlásenie používateľa</text:h>
                  <text:list>
                    <text:list-item>
                      <text:p text:style-name="P19">link: …/login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9">povinné polia</text:p>
                      <text:list>
                        <text:list-item>
                          <text:p text:style-name="P19">používateľské meno</text:p>
                        </text:list-item>
                        <text:list-item>
                          <text:p text:style-name="P19">heslo</text:p>
                        </text:list-item>
                      </text:list>
                    </text:list-item>
                    <text:list-item>
                      <text:p text:style-name="P19">požiadavka neobsahuje nepovinné polia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Denied - ak je zadané zlé meno alebo heslo</text:p>
                        </text:list-item>
                        <text:list-item>
                          <text:p text:style-name="P19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<text:soft-page-break/>Odhlásenie používateľa</text:h>
                  <text:list>
                    <text:list-item>
                      <text:p text:style-name="P19">link …/logout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9">požiadavka neobsahuje povinné ani nepovinné polia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Zmena hesla</text:h>
                  <text:list>
                    <text:list-item>
                      <text:p text:style-name="P19">link …/change_pass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</text:p>
                        </text:list-item>
                      </text:list>
                    </text:list-item>
                    <text:list-item>
                      <text:p text:style-name="P19">povinné polia</text:p>
                      <text:list>
                        <text:list-item>
                          <text:p text:style-name="P19">pôvodné heslo</text:p>
                        </text:list-item>
                        <text:list-item>
                          <text:p text:style-name="P19">nové heslo</text:p>
                        </text:list-item>
                      </text:list>
                    </text:list-item>
                    <text:list-item>
                      <text:p text:style-name="P19">požiadavka neobsahuje nepovinné polia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3" text:outline-level="3">Zmena mena, poznámky, verejnosti e-mailu</text:h>
                  <text:list>
                    <text:list-item>
                      <text:p text:style-name="P19">link …/users/edit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</text:p>
                        </text:list-item>
                      </text:list>
                    </text:list-item>
                    <text:list-item>
                      <text:p text:style-name="P19">požiadavka neobsahuje povinné polia</text:p>
                    </text:list-item>
                    <text:list-item>
                      <text:p text:style-name="P19">nepovinné polia</text:p>
                      <text:list>
                        <text:list-item>
                          <text:p text:style-name="P19">meno</text:p>
                        </text:list-item>
                        <text:list-item>
                          <text:p text:style-name="P19">poznámka</text:p>
                        </text:list-item>
                        <text:list-item>
                          <text:p text:style-name="P19">verejnosť e-mailu</text:p>
                        </text:list-item>
                      </text:list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5" text:outline-level="3">Zobrazenie detailov užívateľa</text:h>
                  <text:list>
                    <text:list-item>
                      <text:p text:style-name="P19">link …/users/:username/show</text:p>
                    </text:list-item>
                    <text:list-item>
                      <text:p text:style-name="P19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</text:p>
                        </text:list-item>
                      </text:list>
                    </text:list-item>
                    <text:list-item>
                      <text:p text:style-name="P19">požiadavka neobsahuje povinné ani nepovinné polia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údaje užívateľa</text:p>
                        </text:list-item>
                        <text:list-item>
                          <text:p text:style-name="P19">Denied</text:p>
                        </text:list-item>
                        <text:list-item>
                          <text:p text:style-name="P19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5" text:outline-level="3">Vyhľadanie užívateľa</text:h>
                  <text:list>
                    <text:list-item>
                      <text:p text:style-name="P19">link …/users/find</text:p>
                    </text:list-item>
                    <text:list-item>
                      <text:p text:style-name="P19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</text:p>
                        </text:list-item>
                      </text:list>
                    </text:list-item>
                    <text:list-item>
                      <text:p text:style-name="P19">povinné polia</text:p>
                      <text:list>
                        <text:list-item>
                          <text:p text:style-name="P19">aspoň jedno z nasledujúcich – používateľské meno, meno</text:p>
                        </text:list-item>
                      </text:list>
                    </text:list-item>
                    <text:list-item>
                      <text:p text:style-name="P19">nepovinné polia</text:p>
                      <text:list>
                        <text:list-item>
                          <text:p text:style-name="P19">všetky nasledujúce spomedzi používateľského mena, mena</text:p>
                        </text:list-item>
                      </text:list>
                    </text:list-item>
                    <text:list-item>
                      <text:p text:style-name="P19">odpovede</text:p>
                      <text:list>
                        <text:list-item>
                          <text:p text:style-name="P19">pole užívateľov, ktorí vyhovujú daným parametrom</text:p>
                        </text:list-item>
                        <text:list-item>
                          <text:p text:style-name="P19">Denied</text:p>
                        </text:list-item>
                        <text:list-item>
                          <text:p text:style-name="P19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Zmazanie užívateľa</text:h>
                  <text:list>
                    <text:list-item>
                      <text:p text:style-name="P19">link …/users/destroy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</text:p>
                        </text:list-item>
                      </text:list>
                    </text:list-item>
                    <text:list-item>
                      <text:p text:style-name="P19">požiadavka nemá povinné ani nepovinné polia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<text:soft-page-break/>OK</text:p>
                        </text:list-item>
                        <text:list-item>
                          <text:p text:style-name="P19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6" text:outline-level="2">Manažment zariadení</text:h>
      <text:list xml:id="list3287524096170623099" text:style-name="L3">
        <text:list-item>
          <text:list>
            <text:list-item>
              <text:list>
                <text:list-item>
                  <text:h text:style-name="P4" text:outline-level="3">Vytvorenie zariadenia</text:h>
                  <text:list>
                    <text:list-item>
                      <text:p text:style-name="P20">link …/devices/new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</text:p>
                        </text:list-item>
                      </text:list>
                    </text:list-item>
                    <text:list-item>
                      <text:p text:style-name="P20">povinné polia</text:p>
                      <text:list>
                        <text:list-item>
                          <text:p text:style-name="P20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20">nepovinné polia</text:p>
                      <text:list>
                        <text:list-item>
                          <text:p text:style-name="P20">názov zariadenia – jedinečné v rámci zariadení jedného užívateľa, ak nie je uvedené, vygeneruje sa náhodný reťazec</text:p>
                        </text:list-item>
                        <text:list-item>
                          <text:p text:style-name="P20">poznámka</text:p>
                        </text:list-item>
                        <text:list-item>
                          <text:p text:style-name="P20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20">odpovede</text:p>
                      <text:list>
                        <text:list-item>
                          <text:p text:style-name="P20">Vygenerované heslo pre zariadenie</text:p>
                        </text:list-item>
                        <text:list-item>
                          <text:p text:style-name="P20">Duplicity – ak už užívateľ má zariadenie s daným názvom registrované</text:p>
                        </text:list-item>
                        <text:list-item>
                          <text:p text:style-name="P20">Denied</text:p>
                        </text:list-item>
                        <text:list-item>
                          <text:p text:style-name="P20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4" text:outline-level="3">Prihlásenie zariadenia</text:h>
                  <text:list>
                    <text:list-item>
                      <text:p text:style-name="P20">link …/devices/login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20">povinné parametre</text:p>
                      <text:list>
                        <text:list-item>
                          <text:p text:style-name="P20">identifikátor zariadenia</text:p>
                        </text:list-item>
                        <text:list-item>
                          <text:p text:style-name="P20">heslo zariadenia</text:p>
                        </text:list-item>
                      </text:list>
                    </text:list-item>
                    <text:list-item>
                      <text:p text:style-name="P20">požiadavka neobsahuje nepovinné parametre</text:p>
                    </text:list-item>
                    <text:list-item>
                      <text:p text:style-name="P20">odpovede</text:p>
                      <text:list>
                        <text:list-item>
                          <text:p text:style-name="P20">OK</text:p>
                        </text:list-item>
                        <text:list-item>
                          <text:p text:style-name="P20">Denied – ak sa zariadenie s daným identifikátorom nenachádza v databáze</text:p>
                        </text:list-item>
                        <text:list-item>
                          <text:p text:style-name="P20"><text:soft-page-break/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Odhlásenie zariadenia</text:h>
                  <text:list>
                    <text:list-item>
                      <text:p text:style-name="P20">link …/devices/logout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20">požiadavka neobsahuje povinné ani nepovinné parametre</text:p>
                    </text:list-item>
                    <text:list-item>
                      <text:p text:style-name="P20">odpovede</text:p>
                      <text:list>
                        <text:list-item>
                          <text:p text:style-name="P20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Zmena parametrov zariadenia</text:h>
                  <text:list>
                    <text:list-item>
                      <text:p text:style-name="P20">link …/devices/:name/edit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20">požiadavka neobsahuje povinné parametre</text:p>
                    </text:list-item>
                    <text:list-item>
                      <text:p text:style-name="P20">nepovinné parametre</text:p>
                      <text:list>
                        <text:list-item>
                          <text:p text:style-name="P20">názov zariadenia</text:p>
                        </text:list-item>
                        <text:list-item>
                          <text:p text:style-name="P20">poznámka</text:p>
                        </text:list-item>
                        <text:list-item>
                          <text:p text:style-name="P20">verejnosť zariadenia</text:p>
                        </text:list-item>
                      </text:list>
                    </text:list-item>
                    <text:list-item>
                      <text:p text:style-name="P20">odpovede</text:p>
                      <text:list>
                        <text:list-item>
                          <text:p text:style-name="P20">OK</text:p>
                        </text:list-item>
                        <text:list-item>
                          <text:p text:style-name="P20">Denied</text:p>
                        </text:list-item>
                        <text:list-item>
                          <text:p text:style-name="P20">Duplicity – ak užívateľ už zariadenie s daným názvom má registrované</text:p>
                        </text:list-item>
                        <text:list-item>
                          <text:p text:style-name="P20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mazanie zariadenia</text:h>
                  <text:list>
                    <text:list-item>
                      <text:p text:style-name="P20">link …/devices/:id/destroy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20"><text:soft-page-break/>požiadavka neobsahuje povinné ani nepovinné parametre</text:p>
                    </text:list-item>
                    <text:list-item>
                      <text:p text:style-name="P20">odpovede</text:p>
                      <text:list>
                        <text:list-item>
                          <text:p text:style-name="P20">OK</text:p>
                        </text:list-item>
                        <text:list-item>
                          <text:p text:style-name="P20">Denied</text:p>
                        </text:list-item>
                        <text:list-item>
                          <text:p text:style-name="P20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Zobrazenie zariadení používateľa</text:h>
                  <text:list>
                    <text:list-item>
                      <text:p text:style-name="P20">link …/users/:username/devices</text:p>
                    </text:list-item>
                    <text:list-item>
                      <text:p text:style-name="P20">GE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</text:p>
                        </text:list-item>
                      </text:list>
                    </text:list-item>
                    <text:list-item>
                      <text:p text:style-name="P20">požiadavka neobsahuje povinné ani nepovinné parametre</text:p>
                    </text:list-item>
                    <text:list-item>
                      <text:p text:style-name="P20">odpovede</text:p>
                      <text:list>
                        <text:list-item>
                          <text:p text:style-name="P20">pole verejných zariadení užívateľa ak požiadavku zadáva iný používateľ ako je prihlásený, inak pole všetkých zariadení</text:p>
                        </text:list-item>
                        <text:list-item>
                          <text:p text:style-name="P20">Denied</text:p>
                        </text:list-item>
                        <text:list-item>
                          <text:p text:style-name="P20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6" text:outline-level="2">Manažment kanálov</text:h>
      <text:list xml:id="list9094534746387463331" text:style-name="L4">
        <text:list-item>
          <text:list>
            <text:list-item>
              <text:list>
                <text:list-item>
                  <text:h text:style-name="P8" text:outline-level="3">Vytvorenie kanálu</text:h>
                  <text:list>
                    <text:list-item>
                      <text:p text:style-name="P21">link …/feeds/new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názov</text:p>
                        </text:list-item>
                      </text:list>
                    </text:list-item>
                    <text:list-item>
                      <text:p text:style-name="P21">nepovinné parametre</text:p>
                      <text:list>
                        <text:list-item>
                          <text:p text:style-name="P21">poznámka</text:p>
                        </text:list-item>
                        <text:list-item>
                          <text:p text:style-name="P21">verejnosť – ak nie je uvedené inak, kanál je verejný</text:p>
                        </text:list-item>
                      </text:list>
                    </text:list-item>
                    <text:list-item>
                      <text:p text:style-name="P21">odpovede</text:p>
                      <text:list>
                        <text:list-item>
                          <text:p text:style-name="P21">ID kanálu</text:p>
                        </text:list-item>
                        <text:list-item>
                          <text:p text:style-name="P21">Parameter error</text:p>
                        </text:list-item>
                        <text:list-item>
                          <text:p text:style-name="P2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<text:soft-page-break/>Zmazanie kanálu</text:h>
                  <text:list>
                    <text:list-item>
                      <text:p text:style-name="P21">link …/feeds/:id/destroy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v databáze neexistuje kanál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Pridanie administrátora</text:h>
                  <text:list>
                    <text:list-item>
                      <text:p text:style-name="P21">link …/feeds/:id/admins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nového administrátor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uplicity – ak už užívateľ je administrátorom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Odobranie administrátora</text:h>
                  <text:list>
                    <text:list-item>
                      <text:p text:style-name="P21">link …/feeds/:id/admins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ere </text:p>
                      <text:list>
                        <text:list-item>
                          <text:p text:style-name="P21"><text:soft-page-break/>ID administrátora, ktorý má byť odstránený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Zobrazenie administrátorov kanálu</text:h>
                  <text:list>
                    <text:list-item>
                      <text:p text:style-name="P21">link …/feeds/:id/admins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užívateľov, ktorí sú administrátormi kanálu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Pridanie používateľa s právom pridávať do kanálu</text:h>
                  <text:list>
                    <text:list-item>
                      <text:p text:style-name="P21">link …/feeds/:id/users/write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používateľ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<text:soft-page-break/>Duplicity – ak už užívateľ má právo pridávať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Odobranie používateľa s právom pridávať do kanálu</text:h>
                  <text:list>
                    <text:list-item>
                      <text:p text:style-name="P21">link …/feeds/:id/users/write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používateľa 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Zobrazenie používateľov s právom pridávať do kanálu</text:h>
                  <text:list>
                    <text:list-item>
                      <text:p text:style-name="P21">link …/feeds/:id/users/write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používateľov s právom písať do kanálu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Pridanie používateľa s právom čítať kanál</text:h>
                  <text:list>
                    <text:list-item>
                      <text:p text:style-name="P21">link …/feeds/:id/users/read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<text:soft-page-break/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používateľ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uplicity – ak už užívateľ má právo čítať kanál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Odobranie používateľa s právom čítať kanál</text:h>
                  <text:list>
                    <text:list-item>
                      <text:p text:style-name="P21">link …/feeds/:id/users/read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používateľ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Zobrazenie používateľov s právom čítať kanál</text:h>
                  <text:list>
                    <text:list-item>
                      <text:p text:style-name="P21">link …/feeds/:id/users/read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<text:soft-page-break/>odpovede</text:p>
                      <text:list>
                        <text:list-item>
                          <text:p text:style-name="P21">pole používateľov s právom písať do kanálu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Pridanie zariadenia s právom pridávať do kanálu</text:h>
                  <text:list>
                    <text:list-item>
                      <text:p text:style-name="P21">link …/feeds/:id/devices/write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zariadeni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zariadenie s daným ID</text:p>
                        </text:list-item>
                        <text:list-item>
                          <text:p text:style-name="P21">Duplicity – ak už zariadenie má právo pridávať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Odobranie zariadenia s právom pridávať do kanálu</text:h>
                  <text:list>
                    <text:list-item>
                      <text:p text:style-name="P21">link …/feeds/:id/devices/write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zariadeni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zariadenie s daným ID</text:p>
                        </text:list-item>
                        <text:list-item>
                          <text:p text:style-name="P21">Denied – ak užívateľ, ktorý zadáva požiadavku nie je administrátorom kanálu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Zobrazenie zariadení s právom pridávať do kanálu</text:h>
                  <text:list>
                    <text:list-item>
                      <text:p text:style-name="P21">link …/feeds/:id/devices/write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zariadení s právom písať do kanálu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Pridanie zariadenia s právom čítať kanál</text:h>
                  <text:list>
                    <text:list-item>
                      <text:p text:style-name="P21">link …/feeds/:id/devices/read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zariadeni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zariadenie s daným ID</text:p>
                        </text:list-item>
                        <text:list-item>
                          <text:p text:style-name="P21">Duplicity – ak už zariadenie má právo čítať kanál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Odobranie zariadenia s právom čítať kanál</text:h>
                  <text:list>
                    <text:list-item>
                      <text:p text:style-name="P21">link …/feeds/:id/devices/read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zariadeni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zariadenie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Zobrazenie zariadení s právom čítať kanál</text:h>
                  <text:list>
                    <text:list-item>
                      <text:p text:style-name="P21">link …/feeds/:id/devices/read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zariadení s právom čítať kanál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Zobrazenie kľúča pre pridávanie do kanálu</text:h>
                  <text:list>
                    <text:list-item>
                      <text:p text:style-name="P26">link …/feeds/:id/keys/write</text:p>
                    </text:list-item>
                    <text:list-item>
                      <text:p text:style-name="P26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26">požiadavka neobsahuje povinné ani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kľúč</text:p>
                        </text:list-item>
                        <text:list-item>
                          <text:p text:style-name="P26">Missing entry</text:p>
                        </text:list-item>
                        <text:list-item>
                          <text:p text:style-name="P26">Denied – ak požiadavku posiela užívateľ, ktorý nemá právo pridávať do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<text:soft-page-break/>Zobrazenie kľúča pre čítanie kanálu</text:h>
                  <text:list>
                    <text:list-item>
                      <text:p text:style-name="P26">link …/feeds/:id/keys/read</text:p>
                    </text:list-item>
                    <text:list-item>
                      <text:p text:style-name="P26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6">požiadavka neobsahuje povinné ani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kľúč</text:p>
                        </text:list-item>
                        <text:list-item>
                          <text:p text:style-name="P26">Missing entry</text:p>
                        </text:list-item>
                        <text:list-item>
                          <text:p text:style-name="P26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Zobrazenie kanálov, ktorých je užívateľ administrátorom</text:h>
                  <text:list>
                    <text:list-item>
                      <text:p text:style-name="P26">link …/users/:id/feeds/admin</text:p>
                    </text:list-item>
                    <text:list-item>
                      <text:p text:style-name="P26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</text:p>
                        </text:list-item>
                      </text:list>
                    </text:list-item>
                    <text:list-item>
                      <text:p text:style-name="P26">požiadavka neobsahuje povinné ani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pole verejných kanálov, ktorých je užívateľ administrátorom</text:p>
                        </text:list-item>
                        <text:list-item>
                          <text:p text:style-name="P26">Missing entry</text:p>
                        </text:list-item>
                        <text:list-item>
                          <text:p text:style-name="P26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Zobrazenie kanálov, ktoré môže užívateľ/zariadenie čítať</text:h>
                  <text:list>
                    <text:list-item>
                      <text:p text:style-name="P26">link pre informácie o užívateľovi …/users/:id/feeds/read</text:p>
                    </text:list-item>
                    <text:list-item>
                      <text:p text:style-name="P26">link pre informácie o zariadení …/devices/:id/feeds/read</text:p>
                    </text:list-item>
                    <text:list-item>
                      <text:p text:style-name="P26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</text:p>
                        </text:list-item>
                      </text:list>
                    </text:list-item>
                    <text:list-item>
                      <text:p text:style-name="P26">požiadavka neobsahuje povinné ani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pole verejných kanálov, ktoré užívateľ/zariadenie môže čítať</text:p>
                        </text:list-item>
                        <text:list-item>
                          <text:p text:style-name="P26">Missing entry</text:p>
                        </text:list-item>
                        <text:list-item>
                          <text:p text:style-name="P26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Zobrazenie kanálov, do ktorých môže užívateľ/zariadenie pridávať</text:h>
                  <text:list>
                    <text:list-item>
                      <text:p text:style-name="P26">link pre informácie o užívateľovi …/users/:id/feeds/write</text:p>
                    </text:list-item>
                    <text:list-item>
                      <text:p text:style-name="P26">link pre informácie o zariadení …/devices/:id/feeds/write</text:p>
                    </text:list-item>
                    <text:list-item>
                      <text:p text:style-name="P26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</text:p>
                        </text:list-item>
                      </text:list>
                    </text:list-item>
                    <text:list-item>
                      <text:p text:style-name="P26">požiadavka neobsahuje povinné ani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pole verejných kanálov, do ktorých môže užívateľ/zariadenie pridávať</text:p>
                        </text:list-item>
                        <text:list-item>
                          <text:p text:style-name="P26">Missing entry</text:p>
                        </text:list-item>
                        <text:list-item>
                          <text:p text:style-name="P26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dát</text:h>
      <text:list xml:id="list7749804391008815345" text:style-name="L5">
        <text:list-item>
          <text:p text:style-name="P24">Každý záznam ktorý sa posiela na server musí obsahovať</text:p>
          <text:list>
            <text:list-item>
              <text:p text:style-name="P24">typ („new“, „append“, „standalone“)</text:p>
            </text:list-item>
            <text:list-item>
              <text:p text:style-name="P24">ak je záznam typu „new“, môže obsahovať i meno stopy, inak sa jej priradí vygenerované označenie</text:p>
            </text:list-item>
            <text:list-item>
              <text:p text:style-name="P24">pečiatku, kedy bol vytvorený</text:p>
            </text:list-item>
            <text:list-item>
              <text:p text:style-name="P24">samotné dáta</text:p>
            </text:list-item>
          </text:list>
        </text:list-item>
        <text:list-item>
          <text:p text:style-name="P24">Každý záznam ktorý sa odosiela zo server obsahuje</text:p>
          <text:list>
            <text:list-item>
              <text:p text:style-name="P24">typ („new“, „append“, „standalone“)</text:p>
            </text:list-item>
            <text:list-item>
              <text:p text:style-name="P24">ak je záznam typu „new“, obsahuje i meno stopy</text:p>
            </text:list-item>
            <text:list-item>
              <text:p text:style-name="P24">pečiatku, kedy bol vytvorený</text:p>
            </text:list-item>
            <text:list-item>
              <text:p text:style-name="P24">ID zariadenia, ktorým bol vytvorený</text:p>
            </text:list-item>
            <text:list-item>
              <text:p text:style-name="P24">samotné dáta</text:p>
            </text:list-item>
          </text:list>
        </text:list-item>
      </text:list>
      <text:list xml:id="list8696758745177367683" text:style-name="L6">
        <text:list-item>
          <text:list>
            <text:list-item>
              <text:list>
                <text:list-item>
                  <text:h text:style-name="P11" text:outline-level="3">Pridanie dát do jedného kanálu</text:h>
                  <text:list>
                    <text:list-item>
                      <text:p text:style-name="P25">link …/feeds/:id/add respektíve …/feeds/:id/add/:device_identificator/:write_key</text:p>
                    </text:list-item>
                    <text:list-item>
                      <text:p text:style-name="P25">POS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 na zariadení, alebo zariadenie, ktoré má právo pridávať do kanálu</text:p>
                        </text:list-item>
                      </text:list>
                    </text:list-item>
                    <text:list-item>
                      <text:p text:style-name="P25">povinné parametre</text:p>
                      <text:list>
                        <text:list-item>
                          <text:p text:style-name="P25"><text:soft-page-break/>ID zariadenia</text:p>
                        </text:list-item>
                        <text:list-item>
                          <text:p text:style-name="P25">pole záznamov</text:p>
                        </text:list-item>
                      </text:list>
                    </text:list-item>
                    <text:list-item>
                      <text:p text:style-name="P25">požiadavka neobsahuje nepovinné parametre</text:p>
                    </text:list-item>
                    <text:list-item>
                      <text:p text:style-name="P25">odpovede</text:p>
                      <text:list>
                        <text:list-item>
                          <text:p text:style-name="P25">OK</text:p>
                        </text:list-item>
                        <text:list-item>
                          <text:p text:style-name="P25">Denied</text:p>
                        </text:list-item>
                        <text:list-item>
                          <text:p text:style-name="P25">Missing entry – ak neexistuje kanál s daným ID</text:p>
                        </text:list-item>
                        <text:list-item>
                          <text:p text:style-name="P25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Pridanie dát do viacerých kanálov</text:h>
                  <text:list>
                    <text:list-item>
                      <text:p text:style-name="P25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25">POS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25">povinné parametre</text:p>
                      <text:list>
                        <text:list-item>
                          <text:p text:style-name="P25">ID zariadenia</text:p>
                        </text:list-item>
                        <text:list-item>
                          <text:p text:style-name="P25">pole kanálov</text:p>
                        </text:list-item>
                        <text:list-item>
                          <text:p text:style-name="P25">pole záznamov</text:p>
                        </text:list-item>
                      </text:list>
                    </text:list-item>
                    <text:list-item>
                      <text:p text:style-name="P25">požiadavka neobsahuje nepovinné parametre</text:p>
                    </text:list-item>
                    <text:list-item>
                      <text:p text:style-name="P25">odpovede</text:p>
                      <text:list>
                        <text:list-item>
                          <text:p text:style-name="P25">OK</text:p>
                        </text:list-item>
                        <text:list-item>
                          <text:p text:style-name="P25">Denied – ak v aspoň jednom kanáli užívateľ nemá právo písať, do tých, kde právo má, sa dáta uložia</text:p>
                        </text:list-item>
                        <text:list-item>
                          <text:p text:style-name="P25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Vyžiadanie dát z kanálu</text:h>
                  <text:list>
                    <text:list-item>
                      <text:p text:style-name="P25">link …/feeds/:id/request/ respektíve …/feeds/:id/request/:read_key</text:p>
                    </text:list-item>
                    <text:list-item>
                      <text:p text:style-name="P25">GE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25">požiadavka neobsahuje povinné parametre</text:p>
                    </text:list-item>
                    <text:list-item>
                      <text:p text:style-name="P25">nepovinné parametre</text:p>
                      <text:list>
                        <text:list-item>
                          <text:p text:style-name="P25"><text:soft-page-break/>ID od ktorého užívateľ požaduje záznamy – ak nie je uvedené inak, vyberajú sa záznamy od najstrašieho</text:p>
                        </text:list-item>
                        <text:list-item>
                          <text:p text:style-name="P25">ID do ktorého užívateľ požaduje záznamy – ak nie je uvedené inak, vyberajú sa záznamy po najnovší</text:p>
                        </text:list-item>
                        <text:list-item>
                          <text:p text:style-name="P25">čas od ktorého užívateľ požaduje záznamy – ak nie je uvedené inak, vyberajú sa záznamy od najstrašieho</text:p>
                        </text:list-item>
                        <text:list-item>
                          <text:p text:style-name="P25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25">odpovede</text:p>
                      <text:list>
                        <text:list-item>
                          <text:p text:style-name="P25">pole záznamov</text:p>
                        </text:list-item>
                        <text:list-item>
                          <text:p text:style-name="P25">Missing entry</text:p>
                        </text:list-item>
                        <text:list-item>
                          <text:p text:style-name="P25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Vyžiadanie zoznamu stôp</text:h>
                  <text:list>
                    <text:list-item>
                      <text:p text:style-name="P25">link …/feeds/:id/tracks/</text:p>
                    </text:list-item>
                    <text:list-item>
                      <text:p text:style-name="P25">GE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</text:p>
                        </text:list-item>
                      </text:list>
                    </text:list-item>
                    <text:list-item>
                      <text:p text:style-name="P25">požiadavka neobsahuje nepovinné ani nepovinné parametre</text:p>
                    </text:list-item>
                    <text:list-item>
                      <text:p text:style-name="P25">odpovede</text:p>
                      <text:list>
                        <text:list-item>
                          <text:p text:style-name="P25">pole stôp</text:p>
                        </text:list-item>
                        <text:list-item>
                          <text:p text:style-name="P25">Denied – ak užívateľ nemá právo čítať kanál</text:p>
                        </text:list-item>
                        <text:list-item>
                          <text:p text:style-name="P25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Vyžiadanie celej stopy</text:h>
                  <text:list>
                    <text:list-item>
                      <text:p text:style-name="P25">link …/feeds/:id/tracks/:id</text:p>
                    </text:list-item>
                    <text:list-item>
                      <text:p text:style-name="P25">GE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</text:p>
                        </text:list-item>
                      </text:list>
                    </text:list-item>
                    <text:list-item>
                      <text:p text:style-name="P25">požiadavka neobsahuje nepovinné ani nepovinné parametre</text:p>
                    </text:list-item>
                    <text:list-item>
                      <text:p text:style-name="P25">odpovede</text:p>
                      <text:list>
                        <text:list-item>
                          <text:p text:style-name="P25">pole záznamov</text:p>
                        </text:list-item>
                        <text:list-item>
                          <text:p text:style-name="P25">Denied – ak užívateľ nemá právo čítať kanál</text:p>
                        </text:list-item>
                        <text:list-item>
                          <text:p text:style-name="P25"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oft-page-break/>Manažment správ</text:h>
      <text:list xml:id="list937304423040331872" text:style-name="L7">
        <text:list-item>
          <text:list>
            <text:list-item>
              <text:list>
                <text:list-item>
                  <text:h text:style-name="P13" text:outline-level="3">Vytvorenie správy</text:h>
                  <text:list>
                    <text:list-item>
                      <text:p text:style-name="P27">link …/messages/new</text:p>
                    </text:list-item>
                    <text:list-item>
                      <text:p text:style-name="P27">POST</text:p>
                    </text:list-item>
                    <text:list-item>
                      <text:p text:style-name="P23">podmienky vykonania akcie</text:p>
                      <text:list>
                        <text:list-item>
                          <text:p text:style-name="P23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27">povinné parametre</text:p>
                      <text:list>
                        <text:list-item>
                          <text:p text:style-name="P27">ak je správa posielaná zariadeniu, požiadavka musí obsahovať ID cieľového zariadenia a nesiem obsahovať ID odosielateľa</text:p>
                        </text:list-item>
                        <text:list-item>
                          <text:p text:style-name="P27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27">požiadavka nemá nepovinné parametre</text:p>
                    </text:list-item>
                    <text:list-item>
                      <text:p text:style-name="P27">odpovede</text:p>
                      <text:list>
                        <text:list-item>
                          <text:p text:style-name="P27">OK</text:p>
                        </text:list-item>
                        <text:list-item>
                          <text:p text:style-name="P27">Denied – ak sa užívateľ snaží odoslať správu zariadeniu, ktorého nie je vlastníkom</text:p>
                        </text:list-item>
                        <text:list-item>
                          <text:p text:style-name="P27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Kontrola správ</text:h>
                  <text:list>
                    <text:list-item>
                      <text:p text:style-name="P27">link …/messages/request</text:p>
                    </text:list-item>
                    <text:list-item>
                      <text:p text:style-name="P27">GET</text:p>
                    </text:list-item>
                    <text:list-item>
                      <text:p text:style-name="P23">podmienky vykonania akcie</text:p>
                      <text:list>
                        <text:list-item>
                          <text:p text:style-name="P23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27">povinné parametre</text:p>
                      <text:list>
                        <text:list-item>
                          <text:p text:style-name="P27">ID zariadenia, ktoré správy požaduje, ak je žiadateľom zariadenie</text:p>
                        </text:list-item>
                        <text:list-item>
                          <text:p text:style-name="P27">ID užívateľa, ktorý správy požaduje, ak je žiadateľom užívateľ (kontroluje odpovede)</text:p>
                        </text:list-item>
                        <text:list-item>
                          <text:p text:style-name="P27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27">požiadavka nemá nepovinné parametre</text:p>
                    </text:list-item>
                    <text:list-item>
                      <text:p text:style-name="P27">odpovede</text:p>
                      <text:list>
                        <text:list-item>
                          <text:p text:style-name="P27">pole správ</text:p>
                        </text:list-item>
                        <text:list-item>
                          <text:p text:style-name="P27">Denied – ak sa žiadajú cudzie správy</text:p>
                        </text:list-item>
                        <text:list-item>
                          <text:p text:style-name="P27"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1-28T18:18:19.05</dc:date>
    <dc:creator>Michal Raška</dc:creator>
    <meta:editing-duration>PT9H38M28S</meta:editing-duration>
    <meta:editing-cycles>66</meta:editing-cycles>
    <meta:generator>OpenOffice/4.0.0$Win32 OpenOffice.org_project/400m3$Build-9702</meta:generator>
    <meta:document-statistic meta:table-count="0" meta:image-count="0" meta:object-count="0" meta:page-count="19" meta:paragraph-count="555" meta:word-count="3288" meta:character-count="19777"/>
  </office:meta>
</office:document-meta>
</file>